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2" style:family="paragraph" style:parent-style-name="Standard" style:master-page-name="Standard">
      <style:paragraph-properties fo:margin-top="0cm" fo:margin-bottom="0cm" loext:contextual-spacing="false" fo:line-height="115%" fo:text-align="justify" style:justify-single-word="false" style:page-number="auto" fo:break-before="auto" fo:break-after="auto" style:writing-mode="lr-tb"/>
    </style:style>
    <style:style style:name="T1" style:family="text">
      <style:text-properties fo:color="#0000ff"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 poprzednim numerze przeglądu nie było (tak, to wina lenistwa), ale nie martwcie się – ponownie wracamy do świata cudownej pikselozy.</text:p>
      <text:p text:style-name="P1"/>
      <text:p text:style-name="P1">1. Sensible World of Soccer</text:p>
      <text:p text:style-name="P1"/>
      <text:p text:style-name="P1">Tym razem zaczniemy od doskonałego produktu firmy Sensible Software. Choć niektórym z młodszych czytelników może wydawać się to niemożliwe, to zanim nastała era gier spod znaku FIFA, istniały inne możliwości kopania piłki na ekranie komputera. Najważniejszą z nich była niewątpliwe zapoczątkowana w 1992 roku seria „Sensible Soccer”. Tym razem jednak pominę pierwsze części i od razu przejdę do prawdopodobnie najlepszej, czyli „Sensible World of Soccer” (w skrócie SWOS). Trzeba przyznać, iż gra dawała nam spore możliwości. Byliśmy w stanie nie tylko rozgrywać kolejne mecze, raz po raz oszukując bramkarzy jednym z wypróbowanych zwodów, lecz, gdy znudziła nas prosta kopanina, wcielić się w rolę trenera-menadżera i prowadzić swój zespół przez tryb kampanii. Możecie mi wierzyć, że przejście 20 sezonów i zbudowanie w tym czasie najpotężniejszego składu na świecie dawało naprawdę gigantyczną przyjemność. Zarabialiśmy pieniądze, dokonywaliśmy transferów, ustalaliśmy taktykę, opierając się na statystykach (fakt, że nielicznych) naszych pikselowych zawodników i raz po raz prowadziliśmy ich do wiekopomnych zwycięstw lub irytowaliśmy się z powodu kolejnej porażki. Naturalnie nie da się ukryć, że inteligencja komputera była dosyć ograniczona i po opanowaniu kilku-kilkunastu trików, łatwo było kończyć mecze tak zwanym wynikiem „hokejowym”. Lub wręcz takim, jaki normalnie spotyka się w meczach rugby. Jak to zwykle bywa, największą przyjemność sprawiała gra przeciwko innemu graczowi i nieraz w gorączce chwili, dwóch dobrych znajomych grało przeciwko sobie, obrzucając się nawzajem groźbami karalnymi. To był klimat… Przy okazji tejże gry nie można nie wspomnieć o doskonałej piosence „Goal Scoring Superstar Hero”, którą na jej potrzeby skomponowała dwójka genialnych kompozytorów muzyki do wczesnych gier komputerowych – Jon Hare i niestety już nieżyjący Richard Joseph. Jej wykonania podjęła się Jackie Reed, a efekt razem z intrem do gry możecie obejrzeć <text:a xlink:type="simple" xlink:href="https://www.youtube.com/watch?v=yiaPZEhGdro" text:style-name="Internet_20_link" text:visited-style-name="Visited_20_Internet_20_Link"><text:span text:style-name="T1">tutaj</text:span></text:a>. Tak więc jeżeli kochacie piłkę nożną, to rzućcie niegdyś okiem na ten cudowny wycinek przeszłości – kto wie, może się Wam spodoba?</text:p>
      <text:p text:style-name="P1"/>
      <text:p text:style-name="P1">Link do obrazka: <text:a xlink:type="simple" xlink:href="http://www.play2eye.it/articoli/Calcio/Sensible%20World%20of%20Soccer/SensibleWorldOfSoccer_cover_alta.jpg" text:style-name="Internet_20_link" text:visited-style-name="Visited_20_Internet_20_Link"><text:span text:style-name="T1">1</text:span></text:a> <text:a xlink:type="simple" xlink:href="http://90minutecynic.com/wp-content/uploads/2012/05/SensibleWorldOfSoccer_01.jpg" text:style-name="Internet_20_link" text:visited-style-name="Visited_20_Internet_20_Link"><text:span text:style-name="T1">2</text:span></text:a> <text:a xlink:type="simple" xlink:href="http://www.swos.pl/o/a/kronikipewnegoprezesa/sws_001.png" text:style-name="Internet_20_link" text:visited-style-name="Visited_20_Internet_20_Link"><text:span text:style-name="T1">3</text:span></text:a></text:p>
      <text:p text:style-name="P1">Link do źródła: <text:a xlink:type="simple" xlink:href="http://gamesworld.blox.pl/2009/06/FIFA-VS-SWOS.html" text:style-name="Internet_20_link" text:visited-style-name="Visited_20_Internet_20_Link"><text:span text:style-name="T1">1</text:span></text:a> <text:a xlink:type="simple" xlink:href="http://90minutecynic.com/what-happened-to-the-sensible-world-of-soccer/" text:style-name="Internet_20_link" text:visited-style-name="Visited_20_Internet_20_Link"><text:span text:style-name="T1">2</text:span></text:a> <text:a xlink:type="simple" xlink:href="http://www.swos.pl/ligapl2011.htm" text:style-name="Internet_20_link" text:visited-style-name="Visited_20_Internet_20_Link"><text:span text:style-name="T1">3</text:span></text:a></text:p>
      <text:p text:style-name="P1"/>
      <text:p text:style-name="P1">2. Micro Machines</text:p>
      <text:p text:style-name="P1"/>
      <text:p text:style-name="P1">Nie od dzisiaj wiadomo, że wyścigi samochodów budzą emocje pośród pewnej części społeczeństwa. Świadczy o tym popularność Formuły 1, Nascara i innych zawodów rozgrywanych na całym świecie. Dlaczego więc miałoby być inaczej na ekranie komputera? Można powiedzieć, iż różnego typu ściganie się towarzyszy graczom od samych początków tworzenia gier, a tytułów można by wymienić bez liku. Dzisiaj jednak skupimy się na dosyć nietypowym przedstawicielu tej serii, czyli wydanej w 1991 roku przez Codemasters „Micro Machines”. Na czym polegał fenomen tej gry, która (w pirackim wydaniu) podbiła między innymi Polskę we wczesnych latach dziewięćdziesiątych? Może na tym, iż jeździło się po biurku, starając się unikąć plam kleju? Lub modliło się, by tym razem nie spaść z wanny do wody? A może miało się nadzieję, iż na trasie pojazdu nie pojawi się spowalniająca go porcyjka soku pomarańczowego? Po tych pytaniach łatwo się domyślić, iż siadaliśmy za kierownicę najróżniejszych resorówek, którymi pędziliśmy po zwycięstwo. Autorzy gry postarali się, by wybór <text:soft-page-break/>torów był mocno urozmaicony, przez co gra naprawdę długo się nie nudziła. Osobówki, ciężarówki, motorówki, a czasami i helikoptery raz po raz przesuwały się po ekranie naszych komputerów, gdy staraliśmy się przekroczyć linię mety na premiowanym miejscu. O popularności tej serii może świadczyć fakt, iż doczekała się trzech kolejnych odsłon i aż do dziś czasami cieszy graczy starszej daty. Trzeba jej przyznać, iż grafika była dobra, muzyka wpadająca w ucho, a grywalność… cóż, żeby uwierzyć, jak było miodna, trzeba po prostu w nią zagrać. Co szczerze wszystkim polecam.</text:p>
      <text:p text:style-name="P1"/>
      <text:p text:style-name="P1">Link do obrazka: <text:a xlink:type="simple" xlink:href="http://zdjecia.pl.sftcdn.net/pl/scrn/59000/59868/micro-machines-9.jpg" text:style-name="Internet_20_link" text:visited-style-name="Visited_20_Internet_20_Link"><text:span text:style-name="T1">1</text:span></text:a> <text:a xlink:type="simple" xlink:href="http://zdjecia.pl.sftcdn.net/pl/scrn/59000/59868/micro-machines-7.jpg" text:style-name="Internet_20_link" text:visited-style-name="Visited_20_Internet_20_Link"><text:span text:style-name="T1">2</text:span></text:a> <text:a xlink:type="simple" xlink:href="http://zdjecia.pl.sftcdn.net/pl/scrn/59000/59868/micro-machines-32.jpg" text:style-name="Internet_20_link" text:visited-style-name="Visited_20_Internet_20_Link"><text:span text:style-name="T1">3</text:span></text:a></text:p>
      <text:p text:style-name="P1">Link do źródła: <text:a xlink:type="simple" xlink:href="http://micro-machines.softonic.pl/" text:style-name="Internet_20_link" text:visited-style-name="Visited_20_Internet_20_Link"><text:span text:style-name="T1">1</text:span></text:a> <text:a xlink:type="simple" xlink:href="http://micro-machines.softonic.pl/" text:style-name="Internet_20_link" text:visited-style-name="Visited_20_Internet_20_Link"><text:span text:style-name="T1">2</text:span></text:a> <text:a xlink:type="simple" xlink:href="http://micro-machines.softonic.pl/" text:style-name="Internet_20_link" text:visited-style-name="Visited_20_Internet_20_Link"><text:span text:style-name="T1">3</text:span></text:a></text:p>
      <text:p text:style-name="P1"/>
      <text:p text:style-name="P1">3. Lord of the Realm</text:p>
      <text:p text:style-name="P1"/>
      <text:p text:style-name="P1">Na zakończenie tej części przeglądu opuścimy sportowe areny różnej maści i przeniesiemy się do świata strategii. „Lord of the Realm” został wydany w 1994 roku przez Impressions Games (do której to firmy z pewnością wrócimy) i szybko zyskał sobie uznanie graczy. Jak mogło być inaczej, skoro wcielaliśmy się w rolę angielskiego bądź niemieckiego księcia i toczyliśmy zaciekłe walki o koronę całego kraju? Naturalnie wszystko to w klimatach średniowiecza, ale bez żadnej magii czy innych udziwnień. W tej grze zwyciężała stal. No i oczywiście to, za co mogliśmy ją kupić celem wyposażenia naszych wojsk. Jednak jeżeli zwiduje się Wam wczesna wersja gier z serii „Command&amp;Conquer”, to muszę Was mocno rozczarować. Fakt, w LotR walki i zdobywanie zamków toczyły się w czasie rzeczywistym, jednak zanim doprowadziliśmy naszą armię na pole bitwy, należało ją wyszkolić, wyposażyć i wykarmić. Co oznaczało, iż sporą część rozgrywki spędzaliśmy w systemie turowym, gdzie staraliśmy się jak najlepiej zarządzać podległym nam księstwem. Jak łatwo się domyślić, praktycznie tylko mocna gospodarka pozwalała nam wystawić naprawdę potężną siłę bojową, która była w stanie przetoczyć się po przeciwnikach na podobieństwo tarana. I choć to wszystko brzmi prosto, to twórcy postarali się, aby tak łatwo nam nie było – utrzymanie oraz powiększanie państwa wymagało od graczy sporo wysiłku. Dodajcie do tego całkiem przyjemną dla oka grafikę, ładną muzykę i niesamowitą miodność, a będziecie wiedzieć, dlaczego był to w swoim czasie bardzo popularny tytuł. Sam go również polecam i zachęcam do sięgnięcia po niego w wolnej chwili.</text:p>
      <text:p text:style-name="P1"/>
      <text:p text:style-name="P1">Link do obrazka: <text:a xlink:type="simple" xlink:href="http://upload.wikimedia.org/wikipedia/en/thumb/9/99/Lords_of_the_Realm_Coverart.png/220px-Lords_of_the_Realm_Coverart.png" text:style-name="Internet_20_link" text:visited-style-name="Visited_20_Internet_20_Link"><text:span text:style-name="T1">1</text:span></text:a> <text:a xlink:type="simple" xlink:href="http://www.abandonia.com/files/games/549/Lords%20of%20the%20Realm_1.png" text:style-name="Internet_20_link" text:visited-style-name="Visited_20_Internet_20_Link"><text:span text:style-name="T1">2</text:span></text:a> <text:a xlink:type="simple" xlink:href="http://www.abandonia.com/files/games/549/Lords%20of%20the%20Realm_6.png" text:style-name="Internet_20_link" text:visited-style-name="Visited_20_Internet_20_Link"><text:span text:style-name="T1">3</text:span></text:a> <text:a xlink:type="simple" xlink:href="http://www.abandonia.com/files/games/549/Lords%20of%20the%20Realm_5.png" text:style-name="Internet_20_link" text:visited-style-name="Visited_20_Internet_20_Link"><text:span text:style-name="T1">4</text:span></text:a></text:p>
      <text:p text:style-name="P1">Link do źródła: <text:a xlink:type="simple" xlink:href="http://en.wikipedia.org/wiki/Lords_of_the_Realm" text:style-name="Internet_20_link" text:visited-style-name="Visited_20_Internet_20_Link"><text:span text:style-name="T1">1</text:span></text:a> <text:a xlink:type="simple" xlink:href="http://www.abandonia.com/en/games/549/Lords+of+the+Realm.html" text:style-name="Internet_20_link" text:visited-style-name="Visited_20_Internet_20_Link"><text:span text:style-name="T1">2</text:span></text:a> <text:a xlink:type="simple" xlink:href="http://www.abandonia.com/en/games/549/Lords+of+the+Realm.html" text:style-name="Internet_20_link" text:visited-style-name="Visited_20_Internet_20_Link"><text:span text:style-name="T1">3</text:span></text:a> <text:a xlink:type="simple" xlink:href="http://www.abandonia.com/en/games/549/Lords+of+the+Realm.html" text:style-name="Internet_20_link" text:visited-style-name="Visited_20_Internet_20_Link"><text:span text:style-name="T1">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11T21:03:57.115000000</dc:date>
    <meta:editing-duration>PT1H52M38S</meta:editing-duration>
    <meta:document-statistic meta:table-count="0" meta:image-count="0" meta:object-count="0" meta:page-count="2" meta:paragraph-count="13" meta:word-count="859" meta:character-count="5671" meta:non-whitespace-character-count="4821"/>
  </office:meta>
</office:document-meta>
</file>